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B000002FA0E601BB345F2981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" style:font-pitch="variable"/>
    <style:font-face style:name="Droid Sans Mono1" svg:font-family="'Droid Sans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7cm" fo:min-width="1.92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8cm" fo:min-width="4.40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6cm" fo:min-width="4.9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4.1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5cm" fo:min-width="5.5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19cm" fo:min-width="4.892cm"/>
      <style:paragraph-properties style:writing-mode="lr-tb"/>
    </style:style>
    <style:style style:name="gr8" style:family="graphic" style:parent-style-name="objectwithoutfill">
      <style:graphic-properties draw:marker-end="Square_20_45" draw:marker-end-width="0.3cm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Droid Sans Mono1" fo:font-size="13pt"/>
    </style:style>
    <style:style style:name="P3" style:family="paragraph">
      <loext:graphic-properties draw:fill="none" draw:fill-color="#ffffff"/>
      <style:text-properties style:font-name="Droid Sans Mono1" fo:font-size="11pt"/>
    </style:style>
    <style:style style:name="P4" style:family="paragraph">
      <loext:graphic-properties draw:fill="none" draw:fill-color="#ffffff"/>
    </style:style>
    <style:style style:name="T1" style:family="text">
      <style:text-properties style:font-name="Droid Sans Mono1" fo:font-size="13pt"/>
    </style:style>
    <style:style style:name="T2" style:family="text">
      <style:text-properties style:font-name="Droid Sans Mono1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158cm" svg:height="11.481cm" svg:x="7.8cm" svg:y="1.8cm">
          <draw:image xlink:href="Pictures/100000000000040B000002FA0E601BB345F29810.jpg" xlink:type="simple" xlink:show="embed" xlink:actuate="onLoad" draw:mime-type="image/jpeg">
            <text:p/>
          </draw:image>
        </draw:frame>
        <draw:frame draw:style-name="gr2" draw:text-style-name="P2" draw:layer="layout" svg:width="2.428cm" svg:height="2.383cm" svg:x="22.2cm" svg:y="9.1cm">
          <draw:text-box>
            <text:p><text:span text:style-name="T1">(1) VCC</text:span></text:p>
            <text:p><text:span text:style-name="T1">(2) SDA</text:span></text:p>
            <text:p><text:span text:style-name="T1">(3) SCL</text:span></text:p>
            <text:p><text:span text:style-name="T1">GND</text:span></text:p>
          </draw:text-box>
        </draw:frame>
        <draw:frame draw:style-name="gr3" draw:text-style-name="P2" draw:layer="layout" svg:width="4.905cm" svg:height="1.85cm" draw:transform="rotate (-1.5707963267949) translate (18.938cm 10.4cm)">
          <draw:text-box>
            <text:p><text:span text:style-name="T1">( 8) TXD</text:span></text:p>
            <text:p><text:span text:style-name="T1">(10) RXD</text:span></text:p>
            <text:p><text:span text:style-name="T1">(12) PWM0/GPIO18</text:span></text:p>
          </draw:text-box>
        </draw:frame>
        <draw:frame draw:style-name="gr4" draw:text-style-name="P2" draw:layer="layout" svg:width="5.455cm" svg:height="2.916cm" draw:transform="rotate (-1.5707963267949) translate (16.696cm 12.945cm)">
          <draw:text-box>
            <text:p><text:span text:style-name="T1">( 7) GPIO4 <text:s/>(Btn2)</text:span></text:p>
            <text:p><text:span text:style-name="T1">(11) GPIO17 (Btn1)</text:span></text:p>
            <text:p><text:span text:style-name="T1">(13) GPIO77 (Btn4)</text:span></text:p>
            <text:p><text:span text:style-name="T1">(15) GPIO22 (Btn3)</text:span></text:p>
            <text:p><text:span text:style-name="T1">( 1) VCC</text:span></text:p>
          </draw:text-box>
        </draw:frame>
        <draw:frame draw:style-name="gr5" draw:text-style-name="P2" draw:layer="layout" svg:width="4.63cm" svg:height="0.784cm" draw:transform="rotate (-1.5707963267949) translate (13.5cm 12.9cm)">
          <draw:text-box>
            <text:p><text:span text:style-name="T1">(22) GPIO25 SNZ</text:span></text:p>
          </draw:text-box>
        </draw:frame>
        <draw:frame draw:style-name="gr6" draw:text-style-name="P2" draw:layer="layout" svg:width="6.281cm" svg:height="3.449cm" draw:transform="rotate (-1.5707963267949) translate (12.796cm 12.946cm)">
          <draw:text-box>
            <text:p><text:span text:style-name="T1">(30) GND <text:s text:c="3"/>(Buttons)</text:span></text:p>
            <text:p><text:span text:style-name="T1">(32) GPIO12 (EK1_SW)</text:span></text:p>
            <text:p><text:span text:style-name="T1">(34) GND</text:span></text:p>
            <text:p><text:span text:style-name="T1">(36) GPIO16 (EK2_SW)</text:span></text:p>
            <text:p><text:span text:style-name="T1">(38) GPIO20</text:span></text:p>
            <text:p><text:span text:style-name="T1">(40) GPIO22</text:span></text:p>
          </draw:text-box>
        </draw:frame>
        <draw:frame draw:style-name="gr7" draw:text-style-name="P3" draw:layer="layout" svg:width="5.392cm" svg:height="2.969cm" svg:x="2.295cm" svg:y="10.8cm">
          <draw:text-box>
            <text:p><text:span text:style-name="T2">(29) GPIO5 <text:s/>(EK1_CLK)</text:span></text:p>
            <text:p><text:span text:style-name="T2">(31) GPIO6 <text:s/>(EK1_DT)</text:span></text:p>
            <text:p><text:span text:style-name="T2">(33) GPIO13 (EK2_CLK)</text:span></text:p>
            <text:p><text:span text:style-name="T2">(35) GPIO19 (EK2_DT)</text:span></text:p>
            <text:p><text:span text:style-name="T2">(37) GPIO26 (IR)</text:span></text:p>
            <text:p><text:span text:style-name="T2">(39) GND</text:span></text:p>
          </draw:text-box>
        </draw:frame>
        <draw:line draw:style-name="gr8" draw:text-style-name="P1" draw:layer="layout" svg:x1="7.6cm" svg:y1="11.2cm" svg:x2="12.666cm" svg:y2="11.203cm">
          <text:p/>
        </draw:line>
        <draw:line draw:style-name="gr8" draw:text-style-name="P1" draw:layer="layout" svg:x1="7.6cm" svg:y1="11.6cm" svg:x2="12.1cm" svg:y2="11.6cm">
          <text:p/>
        </draw:line>
        <draw:line draw:style-name="gr8" draw:text-style-name="P1" draw:layer="layout" svg:x1="7.6cm" svg:y1="12cm" svg:x2="11.6cm" svg:y2="12cm">
          <text:p/>
        </draw:line>
        <draw:line draw:style-name="gr8" draw:text-style-name="P1" draw:layer="layout" svg:x1="7.6cm" svg:y1="12.5cm" svg:x2="11cm" svg:y2="12.5cm">
          <text:p/>
        </draw:line>
        <draw:line draw:style-name="gr8" draw:text-style-name="P1" draw:layer="layout" svg:x1="7.599cm" svg:y1="12.85cm" svg:x2="10.4cm" svg:y2="12.85cm">
          <text:p/>
        </draw:line>
        <draw:line draw:style-name="gr9" draw:text-style-name="P1" draw:layer="layout" svg:x1="10.25cm" svg:y1="12.801cm" svg:x2="10.25cm" svg:y2="11.298cm">
          <text:p/>
        </draw:line>
        <draw:line draw:style-name="gr9" draw:text-style-name="P1" draw:layer="layout" svg:x1="10.845cm" svg:y1="12.3cm" svg:x2="10.845cm" svg:y2="11.1cm">
          <text:p/>
        </draw:line>
        <draw:line draw:style-name="gr9" draw:text-style-name="P1" draw:layer="layout" svg:x1="11.445cm" svg:y1="11.8cm" svg:x2="11.445cm" svg:y2="11.2cm">
          <text:p/>
        </draw:line>
        <draw:line draw:style-name="gr9" draw:text-style-name="P1" draw:layer="layout" svg:x1="11.956cm" svg:y1="11.5cm" svg:x2="11.956cm" svg:y2="11.1cm">
          <text:p/>
        </draw:line>
        <draw:frame draw:style-name="gr10" draw:text-style-name="P4" draw:layer="layout" svg:width="3.495cm" svg:height="0.962cm" svg:x="3cm" svg:y="9.8cm">
          <draw:text-box>
            <text:p>Pins unten</text:p>
          </draw:text-box>
        </draw:frame>
        <draw:frame draw:style-name="gr10" draw:text-style-name="P4" draw:layer="layout" svg:width="3.317cm" svg:height="0.962cm" svg:x="9.983cm" svg:y="18.838cm">
          <draw:text-box>
            <text:p>Pins obe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" style:font-pitch="variable"/>
    <style:font-face style:name="Droid Sans Mono1" svg:font-family="'Droid Sans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quare_20_45" draw:display-name="Square 45" svg:viewBox="0 0 1131 1131" svg:d="M0 564l564 567 567-567-567-56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Bernhard Bablok</meta:initial-creator>
    <meta:creation-date>2017-10-27T15:05:39.008943987</meta:creation-date>
    <dc:date>2023-03-07T14:22:41.999788621</dc:date>
    <dc:creator>Bernhard Bablok</dc:creator>
    <meta:editing-duration>PT32M13S</meta:editing-duration>
    <meta:editing-cycles>2</meta:editing-cycles>
    <meta:generator>LibreOffice/7.3.3.1$Linux_X86_64 LibreOffice_project/30$Build-1</meta:generator>
    <meta:document-statistic meta:object-count="18"/>
  </office:meta>
</office:document-meta>
</file>